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668" officeooo:paragraph-rsid="000eb668"/>
    </style:style>
    <style:style style:name="P2" style:family="paragraph" style:parent-style-name="Standard" style:list-style-name="L1">
      <style:text-properties officeooo:rsid="000eb668" officeooo:paragraph-rsid="000eb668"/>
    </style:style>
    <style:style style:name="P3" style:family="paragraph" style:parent-style-name="Standard" style:list-style-name="L1">
      <style:text-properties officeooo:rsid="001005b3" officeooo:paragraph-rsid="001005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line:</text:p>
      <text:p text:style-name="P1"/>
      <text:list xml:id="list672695444388195200" text:style-name="L1">
        <text:list-item>
          <text:p text:style-name="P2">TimeMiner</text:p>
          <text:list>
            <text:list-item>
              <text:p text:style-name="P2">Analyze Wikipedia articles</text:p>
            </text:list-item>
            <text:list-item>
              <text:p text:style-name="P2">Try to find events by analyzing clusters of articles as they change over time</text:p>
              <text:list>
                <text:list-item>
                  <text:p text:style-name="P2">Page edits</text:p>
                </text:list-item>
                <text:list-item>
                  <text:p text:style-name="P2">Page views</text:p>
                </text:list-item>
                <text:list-item>
                  <text:p text:style-name="P2">Links (forward/back)</text:p>
                </text:list-item>
                <text:list-item>
                  <text:p text:style-name="P2">Common references</text:p>
                </text:list-item>
                <text:list-item>
                  <text:p text:style-name="P2">Common user editors</text:p>
                </text:list-item>
              </text:list>
            </text:list-item>
            <text:list-item>
              <text:p text:style-name="P2">Generate a time-line of historically notable events using this analysis</text:p>
            </text:list-item>
            <text:list-item>
              <text:p text:style-name="P2">Generate a visualization to explore this time-line</text:p>
            </text:list-item>
            <text:list-item>
              <text:p text:style-name="P2">Predict events (maybe)</text:p>
            </text:list-item>
          </text:list>
        </text:list-item>
        <text:list-item>
          <text:p text:style-name="P2">Key element is clustering</text:p>
          <text:list>
            <text:list-item>
              <text:p text:style-name="P2">Determine article relatedness to form a discrete cluster</text:p>
            </text:list-item>
            <text:list-item>
              <text:p text:style-name="P2">Cluster can be viewed as a weighted graph with a key article in the center</text:p>
            </text:list-item>
            <text:list-item>
              <text:p text:style-name="P2">Weight is semantic strength</text:p>
              <text:list>
                <text:list-item>
                  <text:p text:style-name="P2">Relatively static</text:p>
                </text:list-item>
                <text:list-item>
                  <text:p text:style-name="P2">Syntactic correlation</text:p>
                </text:list-item>
                <text:list-item>
                  <text:p text:style-name="P2">Link-backs to key article</text:p>
                </text:list-item>
                <text:list-item>
                  <text:p text:style-name="P3">Common references</text:p>
                </text:list-item>
                <text:list-item>
                  <text:p text:style-name="P3">Common editors/users</text:p>
                </text:list-item>
                <text:list-item>
                  <text:p text:style-name="P3">Helps find the scope of an event</text:p>
                </text:list-item>
              </text:list>
            </text:list-item>
            <text:list-item>
              <text:p text:style-name="P3">Dynamic strength</text:p>
              <text:list>
                <text:list-item>
                  <text:p text:style-name="P3">Changes rapidly over time (hours or days)</text:p>
                </text:list-item>
                <text:list-item>
                  <text:p text:style-name="P3">Edits</text:p>
                </text:list-item>
                <text:list-item>
                  <text:p text:style-name="P3">Page views</text:p>
                </text:list-item>
                <text:list-item>
                  <text:p text:style-name="P3">Helps find the occurrence and mutation of an even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k </meta:initial-creator>
    <meta:creation-date>2014-10-29T16:38:18.876373876</meta:creation-date>
    <dc:date>2014-10-29T16:59:06.206436504</dc:date>
    <dc:creator>alok </dc:creator>
    <meta:editing-duration>PT5M37S</meta:editing-duration>
    <meta:editing-cycles>1</meta:editing-cycles>
    <meta:document-statistic meta:table-count="0" meta:image-count="0" meta:object-count="0" meta:page-count="1" meta:paragraph-count="27" meta:word-count="147" meta:character-count="801" meta:non-whitespace-character-count="707"/>
    <meta:generator>LibreOffice/4.2.6.3$Linux_X86_64 LibreOffice_project/420m0$Build-3</meta:generator>
  </office:meta>
</office:document-meta>
</file>